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40000031224C53A0D492BAC5B.jpg" manifest:media-type="image/jpeg"/>
  <manifest:file-entry manifest:full-path="Pictures/100000000000021C000004B07B71F3F84F6CD46B.jpg" manifest:media-type="image/jpeg"/>
  <manifest:file-entry manifest:full-path="Pictures/1000000000000438000002AD7BF906EDC92E112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f64" officeooo:paragraph-rsid="00164f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91cm, 0cm, 19.967cm, -0.2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48cm, 0cm, 0cm, 0.8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54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</text:p>
      <text:p text:style-name="P1"><draw:frame draw:style-name="fr1" draw:name="Image1" text:anchor-type="paragraph" svg:x="2.35cm" svg:y="0.332cm" svg:width="10.418cm" svg:height="6.168cm" draw:z-index="0"><draw:image xlink:href="Pictures/100000000000021C000004B07B71F3F84F6CD46B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onents of Camera:</text:p>
      <text:p text:style-name="P1"><draw:frame draw:style-name="fr2" draw:name="Image2" text:anchor-type="paragraph" svg:x="0.557cm" svg:y="0.594cm" svg:width="16.503cm" svg:height="8.789cm" draw:z-index="1"><draw:image xlink:href="Pictures/1000000000000438000002AD7BF906EDC92E112A.jpg" xlink:type="simple" xlink:show="embed" xlink:actuate="onLoad" loext:mime-type="image/jpeg"/></draw:frame></text:p>
      <text:p text:style-name="P1"/>
      <text:p text:style-name="P1"/>
      <text:p text:style-name="P1"><draw:frame draw:style-name="fr3" draw:name="Image3" text:anchor-type="paragraph" svg:x="1.012cm" svg:y="1.016cm" svg:width="14.141cm" svg:height="7.299cm" draw:z-index="2"><draw:image xlink:href="Pictures/10000000000004240000031224C53A0D492BAC5B.jpg" xlink:type="simple" xlink:show="embed" xlink:actuate="onLoad" loext:mime-type="image/jpeg"/></draw:frame>Hardware Components of Came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09:27:27.146975418</meta:creation-date>
    <dc:date>2021-11-28T09:31:52.978320861</dc:date>
    <meta:editing-duration>PT4M29S</meta:editing-duration>
    <meta:editing-cycles>1</meta:editing-cycles>
    <meta:document-statistic meta:table-count="0" meta:image-count="3" meta:object-count="0" meta:page-count="1" meta:paragraph-count="3" meta:word-count="8" meta:character-count="57" meta:non-whitespace-character-count="52"/>
    <meta:generator>LibreOffice/6.0.7.3$Linux_X86_64 LibreOffice_project/00m0$Build-3</meta:generator>
  </office:meta>
</office:document-meta>
</file>